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6.238cm" fo:margin-left="0.524cm" fo:margin-right="0.827cm" table:align="margins"/>
    </style:style>
    <style:style style:name="Tabla1.A" style:family="table-column">
      <style:table-column-properties style:column-width="1.141cm" style:rel-column-width="4605*"/>
    </style:style>
    <style:style style:name="Tabla1.B" style:family="table-column">
      <style:table-column-properties style:column-width="15.097cm" style:rel-column-width="60930*"/>
    </style:style>
    <style:style style:name="Tabla1.A1" style:family="table-cell">
      <style:table-cell-properties fo:padding="0.097cm" fo:border="0.002cm solid #000000"/>
    </style:style>
    <style:style style:name="Tabla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.A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isión</text:h>
      <text:h text:style-name="Heading_20_2" text:outline-level="2">Introducción</text:h>
      <text:p text:style-name="Texto_20_7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h text:style-name="Heading_20_3" text:outline-level="3">Usuarios del sistema</text:h>
      <text:list xml:id="list1670577521" text:style-name="L1">
        <text:list-item>
          <text:p text:style-name="P4">Usuario</text:p>
        </text:list-item>
        <text:list-item>
          <text:p text:style-name="P4">Operador</text:p>
        </text:list-item>
        <text:list-item>
          <text:p text:style-name="P4">Auditor</text:p>
        </text:list-item>
      </text:list>
      <text:h text:style-name="Heading_20_3" text:outline-level="3">Objetivos de alto nivel</text:h>
      <text:list xml:id="list835025405" text:style-name="L2">
        <text:list-item>
          <text:p text:style-name="P5">Respuesta rápida y eficiente a los consultas de los usuarios</text:p>
        </text:list-item>
        <text:list-item>
          <text:p text:style-name="P5">Seguimiento del trabajo realizado por los operadores</text:p>
        </text:list-item>
        <text:list-item>
          <text:p text:style-name="P5">Fácil acceso a la información histórica generada por el sistema</text:p>
        </text:list-item>
        <text:list-item>
          <text:p text:style-name="P5">Control del acceso de las funciones y la información en función de usuarios</text:p>
        </text:list-item>
        <text:list-item>
          <text:p text:style-name="P5">Soporte en vivo y de manera simultanea para diferentes usuarios</text:p>
        </text:list-item>
      </text:list>
      <text:h text:style-name="Heading_20_3" text:outline-level="3">Objetivos de nivel de usuario</text:h>
      <text:list xml:id="list62708836" text:style-name="L3">
        <text:list-item>
          <text:p text:style-name="P6">Usuario: realizar consultas</text:p>
        </text:list-item>
        <text:list-item>
          <text:p text:style-name="P6">Operador: responder consultas, buscar información histórica</text:p>
        </text:list-item>
        <text:list-item>
          <text:p text:style-name="P6">Auditor: controlar el trabajo de los operadores, controlar el seguimiento de las consultas</text:p>
        </text:list-item>
      </text:list>
      <text:h text:style-name="Heading_20_2" text:outline-level="2">Visión general del producto</text:h>
      <text:h text:style-name="Heading_20_3" text:outline-level="3">Perspectiva del producto</text:h>
      <text:p text:style-name="Text_20_body">(Diagrama de contexto)</text:p>
      <text:p text:style-name="Text_20_body"/>
      <text:h text:style-name="Heading_20_2" text:outline-level="2"><text:soft-page-break/>Resumen de los requisitos para el sistema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d</text:p>
          </table:table-cell>
          <table:table-cell table:style-name="Tabla1.B1" office:value-type="string">
            <text:p text:style-name="P2">Característica</text:p>
          </table:table-cell>
        </table:table-row>
        <table:table-row>
          <table:table-cell table:style-name="Tabla1.A2" office:value-type="float" office:value="1">
            <text:p text:style-name="P3">1</text:p>
          </table:table-cell>
          <table:table-cell table:style-name="Tabla1.B2" office:value-type="string">
            <text:p text:style-name="Text_20_body">Alta de usuarios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2" office:value-type="string">
            <text:p text:style-name="Text_20_body">Confirmación de alta de usuarios por parte de los operadores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2" office:value-type="string">
            <text:p text:style-name="Text_20_body">Identificación de univoca de usuarios, con diferenciación de niveles de acceso para operadores, auditores y usuarios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2" office:value-type="string">
            <text:p text:style-name="Text_20_body">Planteo de consultas por parte de los usuarios, con posibilidad de clasificación y adjuntado de imágenes, y de hacerlas en tiempo real o diferido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2" office:value-type="string">
            <text:p text:style-name="Text_20_body">Respuesta a las consultas en vivo o de manera diferida por parte de los operadores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2" office:value-type="string">
            <text:p text:style-name="Text_20_body">Consultas personalizadas sobre los históricos de consultas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2" office:value-type="string">
            <text:p text:style-name="Text_20_body">Visualización de datos estadísticos y registros de trabajo</text:p>
          </table:table-cell>
        </table:table-row>
      </table:table>
      <text:h text:style-name="Heading_20_2" text:outline-level="2">Otros requisitos y restricciones</text:h>
      <text:list xml:id="list1435621739" text:style-name="L4">
        <text:list-item>
          <text:p text:style-name="P7">El sistema se debe mostrar por una interfaz web</text:p>
        </text:list-item>
        <text:list-item>
          <text:p text:style-name="P7">Se debe implementar utilizando el patrón MVC</text:p>
        </text:list-item>
        <text:list-item>
          <text:p text:style-name="P7">Cada usuario debe registrar una cuenta de correo válida</text:p>
        </text:list-item>
        <text:list-item>
          <text:p text:style-name="P7">Las respuestas en vivo se deben poder realizar por medio de un chat</text:p>
        </text:list-item>
        <text:list-item>
          <text:p text:style-name="P7">Las respuesta en diferido se deben hacer por <text:s/>la interfaz web del sistema, y su respuesta se debe poder visualizar de la misma manera o por correo electrónico (simultáneamente)</text:p>
        </text:list-item>
        <text:list-item>
          <text:p text:style-name="P7">Se debe proporcionar un punto de acceso a la ayuda, además de ayuda contextual en diferentes puntos de la aplicación</text:p>
        </text:list-item>
        <text:list-item>
          <text:p text:style-name="P7">Las consultas que no puedan ser respondidas inmediatamente, deben poder ser marcadas como en espera</text:p>
        </text:list-item>
        <text:list-item>
          <text:p text:style-name="P7">La información histórica y estadística debe mostrarse de manera paginada</text:p>
        </text:list-item>
        <text:list-item>
          <text:p text:style-name="P7">Se deben mostrar mensajes de alerta antes de cerrar un formulario con cambios que han sido guardados</text:p>
        </text:list-item>
        <text:list-item>
          <text:p text:style-name="P7">Para la seguridad, se deben usar sesiones web y claves encriptadas en las interfaces y en la base de datos</text:p>
        </text:list-item>
        <text:list-item>
          <text:p text:style-name="P7">La interfaz gráfica debe poseer una interfaz amigable y eficiente, con estilo similar al paquete Open Office</text:p>
        </text:list-item>
        <text:list-item>
          <text:p text:style-name="P7"><text:soft-page-break/>La velocidad de navegación por el sitio debe ser acep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6-17T21:16:21</meta:creation-date>
    <meta:editing-cycles>6</meta:editing-cycles>
    <meta:editing-duration>PT05H15M38S</meta:editing-duration>
    <dc:title>comp av</dc:title>
    <dc:date>2010-06-27T19:42:11</dc:date>
    <dc:creator>Enzo David Cappa</dc:creator>
    <meta:document-statistic meta:table-count="1" meta:image-count="0" meta:object-count="0" meta:page-count="3" meta:paragraph-count="52" meta:word-count="454" meta:character-count="2738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17T21:16:21"/>
  </office:meta>
</office:document-meta>
</file>